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1bd9" officeooo:paragraph-rsid="001a1bd9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8f23" officeooo:paragraph-rsid="001a8f23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c59ba" style:font-style-asian="normal" style:font-weight-asian="normal"/>
    </style:style>
    <style:style style:name="T4" style:family="text">
      <style:text-properties officeooo:rsid="001a1b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People’s Assembly, convening on the <text:span text:style-name="T4">7th</text:span> of <text:span text:style-name="T4">June</text:span> 202<text:span text:style-name="T4">2</text:span> under the <text:span text:style-name="T4">17th</text:span> PA Meeting.</text:p>
      <text:p text:style-name="P1"/>
      <text:p text:style-name="P1">The Assembly, recognising the current situation,</text:p>
      <text:p text:style-name="P1"/>
      <text:p text:style-name="P3">Recognising the reasoning of the Mayor of Osbos,</text:p>
      <text:p text:style-name="P1"/>
      <text:p text:style-name="P2">Constitutes the need to make Osbos adopt HS rail on ground-level (so excluding the scaffolding part), namely in the tunnel and around the train station and towards Osbos. This because it is slow to travel through but is a vital piece of infrastructure.</text:p>
      <text:p text:style-name="P3"/>
      <text:p text:style-name="P3">Accounts for the reasoning of the Mayor of Osbos by excluding the scaffolding rail,</text:p>
      <text:p text:style-name="P1"/>
      <text:p text:style-name="P1">And proceeds.</text:p>
      <text:p text:style-name="P1"/>
      <text:p text:style-name="P1">Signed by,</text:p>
      <text:p text:style-name="P1">_<text:span text:style-name="T4">yoran_</text:span></text:p>
      <text:p text:style-name="P2">Thanster</text:p>
      <text:p text:style-name="P2">Emeralda_axe7</text:p>
      <text:p text:style-name="P1"/>
      <text:p text:style-name="P1"/>
      <text:p text:style-name="P1"/>
      <text:p text:style-name="Standard"><text:span text:style-name="T1">[</text:span><text:span text:style-name="T2">Motion 17-</text:span><text:span text:style-name="T3">3</text:span><text:span text:style-name="T2">: To make Osbos adopt HS rail on ground-level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8T12:30:10.941353621</dc:date>
    <meta:editing-duration>PT3M19S</meta:editing-duration>
    <meta:editing-cycles>8</meta:editing-cycles>
    <meta:generator>LibreOffice/7.3.3.2$Linux_X86_64 LibreOffice_project/4985bca6212b77bf8c7a86bceeb2084ec86f4b6b</meta:generator>
    <meta:document-statistic meta:table-count="0" meta:image-count="0" meta:object-count="0" meta:page-count="1" meta:paragraph-count="11" meta:word-count="103" meta:character-count="623" meta:non-whitespace-character-count="531"/>
  </office:meta>
</office:document-meta>
</file>